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fill="solid" draw:fill-color="#00dcff" draw:textarea-horizontal-align="center" draw:textarea-vertical-align="middle"/>
    </style:style>
    <style:style style:name="gr4" style:family="graphic" style:parent-style-name="standard">
      <style:graphic-properties draw:fill="solid" draw:fill-color="#00cccc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cm"/>
    </style:style>
    <style:style style:name="gr6" style:family="graphic" style:parent-style-name="standard">
      <style:graphic-properties draw:fill="solid"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fill="solid" draw:fill-color="#b84700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fill="solid" draw:fill-color="#dc2300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666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svg:stroke-color="#00ff00" draw:marker-start-width="0.5cm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font-size="10.5pt"/>
    </style:style>
    <style:style style:name="P5" style:family="paragraph">
      <style:paragraph-properties fo:margin-left="0cm" fo:margin-right="0cm" fo:text-align="center" fo:text-indent="0cm"/>
      <style:text-properties fo:font-size="10.5pt"/>
    </style:style>
    <style:style style:name="P6" style:family="paragraph">
      <style:paragraph-properties fo:text-align="center"/>
    </style:style>
    <style:style style:name="T1" style:family="text">
      <style:text-properties fo:font-size="16pt"/>
    </style:style>
    <style:style style:name="T2" style:family="text">
      <style:text-properties fo:font-size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305cm" svg:height="0.912cm" svg:x="2.661cm" svg:y="4.988cm">
          <draw:text-box>
            <text:p text:style-name="P1"><text:span text:style-name="T1">main installer files</text:span></text:p>
          </draw:text-box>
        </draw:frame>
        <draw:rect draw:style-name="gr2" draw:text-style-name="P4" draw:id="id4" draw:layer="layout" svg:width="4.863cm" svg:height="2.21cm" svg:x="2.861cm" svg:y="9.12cm">
          <text:p text:style-name="P3"><text:span text:style-name="T2">LyXInstaller-small.nsi</text:span></text:p>
        </draw:rect>
        <draw:rect draw:style-name="gr3" draw:text-style-name="P5" draw:id="id3" draw:layer="layout" svg:width="4.863cm" svg:height="2.21cm" svg:x="2.861cm" svg:y="12.126cm">
          <text:p text:style-name="P3"><text:span text:style-name="T2">LyXInstaller-complete.nsi</text:span></text:p>
        </draw:rect>
        <draw:rect draw:style-name="gr4" draw:text-style-name="P5" draw:id="id1" draw:layer="layout" svg:width="4.863cm" svg:height="2.21cm" svg:x="2.861cm" svg:y="5.936cm">
          <text:p text:style-name="P3"><text:span text:style-name="T2">LyXInstaller-update.nsi</text:span></text:p>
        </draw:rect>
        <draw:frame draw:style-name="gr5" draw:text-style-name="P1" draw:layer="layout" svg:width="5.305cm" svg:height="0.963cm" svg:x="9.293cm" svg:y="4.8cm">
          <draw:text-box>
            <text:p text:style-name="P1"><text:span text:style-name="T1">main install section</text:span> </text:p>
          </draw:text-box>
        </draw:frame>
        <draw:rect draw:style-name="gr3" draw:text-style-name="P5" draw:id="id12" draw:layer="layout" svg:width="4.864cm" svg:height="2.21cm" svg:x="9.493cm" svg:y="12.126cm">
          <text:p text:style-name="P3"><text:span text:style-name="T2">InstallActions-complete.nsh</text:span></text:p>
        </draw:rect>
        <draw:rect draw:style-name="gr6" draw:text-style-name="P5" draw:id="id13" draw:layer="layout" svg:width="4.864cm" svg:height="2.211cm" svg:x="9.493cm" svg:y="9.119cm">
          <text:p text:style-name="P3"><text:span text:style-name="T2">InstallActions-small.nsh</text:span></text:p>
        </draw:rect>
        <draw:rect draw:style-name="gr4" draw:text-style-name="P5" draw:id="id9" draw:layer="layout" svg:width="4.864cm" svg:height="2.21cm" svg:x="9.493cm" svg:y="5.936cm">
          <text:p text:style-name="P3"><text:span text:style-name="T2">InstallActions-update.nsh</text:span></text:p>
        </draw:rect>
        <draw:frame draw:style-name="gr7" draw:text-style-name="P2" draw:layer="layout" svg:width="3.095cm" svg:height="0.882cm" svg:x="3.5cm" svg:y="18.618cm">
          <draw:text-box>
            <text:p text:style-name="P1"><text:span text:style-name="T1">uninstaller</text:span></text:p>
          </draw:text-box>
        </draw:frame>
        <draw:rect draw:style-name="gr8" draw:text-style-name="P5" draw:id="id2" draw:layer="layout" svg:width="4.864cm" svg:height="2.21cm" svg:x="2.861cm" svg:y="16.29cm">
          <text:p text:style-name="P3"><text:span text:style-name="T2">Uninstall.nsh</text:span></text:p>
        </draw:rect>
        <draw:connector draw:style-name="gr9" draw:text-style-name="P6" draw:layer="layout" draw:type="curve" draw:line-skew="-1cm" svg:x1="2.861cm" svg:y1="7.041cm" svg:x2="2.861cm" svg:y2="17.395cm" draw:start-shape="id1" draw:start-glue-point="3" draw:end-shape="id2" draw:end-glue-point="3">
          <text:p text:style-name="P1"/>
        </draw:connector>
        <draw:connector draw:style-name="gr9" draw:text-style-name="P6" draw:layer="layout" draw:type="curve" svg:x1="2.861cm" svg:y1="13.231cm" svg:x2="2.861cm" svg:y2="17.395cm" draw:start-shape="id3" draw:start-glue-point="3" draw:end-shape="id2">
          <text:p text:style-name="P1"/>
        </draw:connector>
        <draw:connector draw:style-name="gr9" draw:text-style-name="P6" draw:layer="layout" draw:type="curve" draw:line-skew="-0.5cm" svg:x1="2.861cm" svg:y1="10.225cm" svg:x2="2.861cm" svg:y2="17.395cm" draw:start-shape="id4" draw:start-glue-point="3" draw:end-shape="id2">
          <text:p text:style-name="P1"/>
        </draw:connector>
        <draw:rect draw:style-name="gr10" draw:text-style-name="P5" draw:id="id6" draw:layer="layout" svg:width="4.864cm" svg:height="2.21cm" svg:x="16.14cm" svg:y="10.29cm">
          <text:p text:style-name="P3"><text:span text:style-name="T2">LyXUtils.nsh</text:span></text:p>
        </draw:rect>
        <draw:rect draw:style-name="gr11" draw:text-style-name="P5" draw:id="id8" draw:layer="layout" svg:width="4.864cm" svg:height="2.21cm" svg:x="22.8cm" svg:y="13.29cm">
          <text:p text:style-name="P3"><text:span text:style-name="T2">LaTeX.nsh</text:span></text:p>
        </draw:rect>
        <draw:rect draw:style-name="gr11" draw:text-style-name="P5" draw:id="id7" draw:layer="layout" svg:width="4.864cm" svg:height="2.21cm" svg:x="22.8cm" svg:y="10.29cm">
          <text:p text:style-name="P3"><text:span text:style-name="T2">LanguageSettings.nsh</text:span></text:p>
        </draw:rect>
        <draw:rect draw:style-name="gr12" draw:text-style-name="P5" draw:id="id14" draw:layer="layout" svg:width="4.864cm" svg:height="2.21cm" svg:x="9.05cm" svg:y="16.29cm">
          <text:p text:style-name="P3"><text:span text:style-name="T2">MissingPrograms.nsh</text:span></text:p>
        </draw:rect>
        <draw:rect draw:style-name="gr11" draw:text-style-name="P5" draw:id="id5" draw:layer="layout" svg:width="4.864cm" svg:height="2.211cm" svg:x="22.8cm" svg:y="7.3cm">
          <text:p text:style-name="P3"><text:span text:style-name="T2">ConfigLyX.nsh</text:span></text:p>
        </draw:rect>
        <draw:frame draw:style-name="gr13" draw:text-style-name="P1" draw:layer="layout" svg:width="4.607cm" svg:height="0.916cm" svg:x="9.2cm" svg:y="18.537cm">
          <draw:text-box>
            <text:p text:style-name="P1"><text:span text:style-name="T1">system check</text:span></text:p>
          </draw:text-box>
        </draw:frame>
        <draw:frame draw:style-name="gr14" draw:text-style-name="P2" draw:layer="layout" svg:width="5.307cm" svg:height="1cm" svg:x="22.719cm" svg:y="6.1cm">
          <draw:text-box>
            <text:p text:style-name="P1"><text:span text:style-name="T1">install components</text:span></text:p>
          </draw:text-box>
        </draw:frame>
        <draw:frame draw:style-name="gr13" draw:text-style-name="P2" draw:layer="layout" svg:width="5.5cm" svg:height="1.513cm" svg:x="15.5cm" svg:y="18.5cm">
          <draw:text-box>
            <text:p text:style-name="P1"><text:span text:style-name="T1">main collection of macros / functions</text:span></text:p>
          </draw:text-box>
        </draw:frame>
        <draw:rect draw:style-name="gr11" draw:text-style-name="P5" draw:id="id15" draw:layer="layout" svg:width="4.864cm" svg:height="2.211cm" svg:x="22.8cm" svg:y="16.289cm">
          <text:p text:style-name="P3"><text:span text:style-name="T2">Aspell.nsh</text:span></text:p>
        </draw:rect>
        <draw:rect draw:style-name="gr8" draw:text-style-name="P5" draw:id="id10" draw:layer="layout" svg:width="4.864cm" svg:height="2.21cm" svg:x="16.3cm" svg:y="3.39cm">
          <text:p text:style-name="P3"><text:span text:style-name="T2">Updated.nsh</text:span></text:p>
        </draw:rect>
        <draw:rect draw:style-name="gr8" draw:text-style-name="P5" draw:id="id11" draw:layer="layout" svg:width="4.86cm" svg:height="2.21cm" svg:x="16.3cm" svg:y="5.94cm">
          <text:p text:style-name="P3"><text:span text:style-name="T2">Deleted.nsh</text:span></text:p>
        </draw:rect>
        <draw:frame draw:style-name="gr5" draw:text-style-name="P2" draw:layer="layout" svg:width="5.305cm" svg:height="0.882cm" svg:x="16.1cm" svg:y="2.4cm">
          <draw:text-box>
            <text:p text:style-name="P1"><text:span text:style-name="T1">file lists for update</text:span></text:p>
          </draw:text-box>
        </draw:frame>
        <draw:connector draw:style-name="gr9" draw:text-style-name="P6" draw:layer="layout" draw:type="curve" svg:x1="22.8cm" svg:y1="8.405cm" svg:x2="21.004cm" svg:y2="11.395cm" draw:start-shape="id5" draw:start-glue-point="3" draw:end-shape="id6" draw:end-glue-point="1">
          <text:p text:style-name="P1"/>
        </draw:connector>
        <draw:connector draw:style-name="gr9" draw:text-style-name="P6" draw:layer="layout" draw:type="curve" svg:x1="22.8cm" svg:y1="11.395cm" svg:x2="21.004cm" svg:y2="11.395cm" draw:start-shape="id7" draw:start-glue-point="3" draw:end-shape="id6" draw:end-glue-point="1">
          <text:p text:style-name="P1"/>
        </draw:connector>
        <draw:connector draw:style-name="gr9" draw:text-style-name="P6" draw:layer="layout" draw:type="curve" svg:x1="22.8cm" svg:y1="14.395cm" svg:x2="21.004cm" svg:y2="11.395cm" draw:start-shape="id8" draw:start-glue-point="3" draw:end-shape="id6" draw:end-glue-point="1">
          <text:p text:style-name="P1"/>
        </draw:connector>
        <draw:connector draw:style-name="gr9" draw:text-style-name="P6" draw:layer="layout" draw:type="curve" svg:x1="14.357cm" svg:y1="7.041cm" svg:x2="16.3cm" svg:y2="4.495cm" draw:start-shape="id9" draw:start-glue-point="1" draw:end-shape="id10" draw:end-glue-point="3">
          <text:p text:style-name="P1"/>
        </draw:connector>
        <draw:connector draw:style-name="gr9" draw:text-style-name="P6" draw:layer="layout" draw:type="curve" svg:x1="14.357cm" svg:y1="7.041cm" svg:x2="16.3cm" svg:y2="7.045cm" draw:start-shape="id9" draw:start-glue-point="1" draw:end-shape="id11" draw:end-glue-point="3">
          <text:p text:style-name="P1"/>
        </draw:connector>
        <draw:connector draw:style-name="gr9" draw:text-style-name="P6" draw:layer="layout" draw:type="curve" svg:x1="7.724cm" svg:y1="7.041cm" svg:x2="9.493cm" svg:y2="7.041cm" draw:start-shape="id1" draw:start-glue-point="1" draw:end-shape="id9" draw:end-glue-point="3">
          <text:p text:style-name="P1"/>
        </draw:connector>
        <draw:connector draw:style-name="gr9" draw:text-style-name="P6" draw:layer="layout" draw:type="curve" svg:x1="7.724cm" svg:y1="13.231cm" svg:x2="9.493cm" svg:y2="13.231cm" draw:start-shape="id3" draw:start-glue-point="1" draw:end-shape="id12" draw:end-glue-point="3">
          <text:p text:style-name="P1"/>
        </draw:connector>
        <draw:connector draw:style-name="gr9" draw:text-style-name="P6" draw:layer="layout" draw:type="curve" svg:x1="7.724cm" svg:y1="10.225cm" svg:x2="9.493cm" svg:y2="10.224cm" draw:start-shape="id4" draw:start-glue-point="1" draw:end-shape="id13" draw:end-glue-point="3">
          <text:p text:style-name="P1"/>
        </draw:connector>
        <draw:line draw:style-name="gr15" draw:text-style-name="P6" draw:layer="layout" svg:x1="15.8cm" svg:y1="7.8cm" svg:x2="21.3cm" svg:y2="9.8cm">
          <text:p text:style-name="P1"/>
        </draw:line>
        <draw:line draw:style-name="gr15" draw:text-style-name="P6" draw:layer="layout" svg:x1="15.8cm" svg:y1="10.3cm" svg:x2="21.3cm" svg:y2="12.3cm">
          <text:p text:style-name="P1"/>
        </draw:line>
        <draw:line draw:style-name="gr15" draw:text-style-name="P6" draw:layer="layout" svg:x1="15.8cm" svg:y1="12.8cm" svg:x2="21.3cm" svg:y2="14.8cm">
          <text:p text:style-name="P1"/>
        </draw:line>
        <draw:connector draw:style-name="gr9" draw:text-style-name="P6" draw:layer="layout" draw:type="curve" draw:line-skew="-2.438cm" svg:x1="22.8cm" svg:y1="14.395cm" svg:x2="13.914cm" svg:y2="17.395cm" draw:start-shape="id8" draw:start-glue-point="3" draw:end-shape="id14" draw:end-glue-point="1">
          <text:p text:style-name="P1"/>
        </draw:connector>
        <draw:connector draw:style-name="gr9" draw:text-style-name="P6" draw:layer="layout" draw:type="curve" draw:line-skew="-2.444cm" svg:x1="22.8cm" svg:y1="17.394cm" svg:x2="13.914cm" svg:y2="17.395cm" draw:start-shape="id15" draw:start-glue-point="3" draw:end-shape="id14" draw:end-glue-point="1">
          <text:p text:style-name="P1"/>
        </draw:connector>
        <draw:connector draw:style-name="gr16" draw:text-style-name="P6" draw:layer="layout" draw:type="curve" draw:line-skew="0.113cm" svg:x1="9.05cm" svg:y1="17.395cm" svg:x2="7.724cm" svg:y2="10.225cm" draw:start-shape="id14" draw:start-glue-point="3" draw:end-shape="id4" draw:end-glue-point="1">
          <text:p text:style-name="P1"/>
        </draw:connector>
        <draw:connector draw:style-name="gr16" draw:text-style-name="P6" draw:layer="layout" draw:type="curve" svg:x1="9.05cm" svg:y1="17.395cm" svg:x2="7.724cm" svg:y2="13.231cm" draw:start-shape="id14" draw:start-glue-point="3" draw:end-shape="id3" draw:end-glue-point="1">
          <text:p text:style-name="P1"/>
        </draw:connector>
        <draw:connector draw:style-name="gr16" draw:text-style-name="P6" draw:layer="layout" draw:type="curve" svg:x1="14.357cm" svg:y1="10.224cm" svg:x2="16.14cm" svg:y2="11.395cm" draw:start-shape="id13" draw:start-glue-point="1" draw:end-shape="id6" draw:end-glue-point="3">
          <text:p text:style-name="P1"/>
        </draw:connector>
        <draw:connector draw:style-name="gr16" draw:text-style-name="P6" draw:layer="layout" draw:type="curve" svg:x1="14.357cm" svg:y1="7.041cm" svg:x2="16.14cm" svg:y2="11.395cm" draw:start-shape="id9" draw:start-glue-point="1" draw:end-shape="id6" draw:end-glue-point="3">
          <text:p text:style-name="P1"/>
        </draw:connector>
        <draw:connector draw:style-name="gr16" draw:text-style-name="P6" draw:layer="layout" draw:type="curve" svg:x1="14.357cm" svg:y1="13.231cm" svg:x2="16.14cm" svg:y2="11.395cm" draw:start-shape="id12" draw:start-glue-point="1" draw:end-shape="id6" draw:end-glue-point="3">
          <text:p text:style-name="P1"/>
        </draw:connector>
        <draw:rect draw:style-name="gr10" draw:text-style-name="P5" draw:id="id16" draw:layer="layout" svg:width="4.864cm" svg:height="2.21cm" svg:x="2.861cm" svg:y="2.3cm">
          <text:p text:style-name="P3"><text:span text:style-name="T2">Settings.nsh</text:span></text:p>
        </draw:rect>
        <draw:connector draw:style-name="gr9" draw:text-style-name="P6" draw:layer="layout" draw:type="curve" svg:x1="2.861cm" svg:y1="3.405cm" svg:x2="2.861cm" svg:y2="7.041cm" draw:start-shape="id16" draw:start-glue-point="3" draw:end-shape="id1" draw:end-glue-point="3">
          <text:p text:style-name="P1"/>
        </draw:connector>
        <draw:connector draw:style-name="gr9" draw:text-style-name="P6" draw:layer="layout" draw:type="curve" draw:line-skew="-0.576cm" svg:x1="2.861cm" svg:y1="3.405cm" svg:x2="2.861cm" svg:y2="10.225cm" draw:start-shape="id16" draw:start-glue-point="3" draw:end-shape="id4" draw:end-glue-point="3">
          <text:p text:style-name="P1"/>
        </draw:connector>
        <draw:connector draw:style-name="gr9" draw:text-style-name="P6" draw:layer="layout" draw:type="curve" draw:line-skew="-1.076cm" svg:x1="2.861cm" svg:y1="3.405cm" svg:x2="2.861cm" svg:y2="13.231cm" draw:start-shape="id16" draw:start-glue-point="3" draw:end-shape="id3">
          <text:p text:style-name="P1"/>
        </draw:connector>
        <draw:frame draw:style-name="gr1" draw:text-style-name="P2" draw:layer="layout" svg:width="4.805cm" svg:height="0.912cm" svg:x="3.1cm" svg:y="1.288cm">
          <draw:text-box>
            <text:p text:style-name="P1"><text:span text:style-name="T1">general settings</text:span></text:p>
          </draw:text-box>
        </draw:frame>
        <draw:connector draw:style-name="gr9" draw:text-style-name="P6" draw:layer="layout" draw:type="curve" svg:x1="22.8cm" svg:y1="17.394cm" svg:x2="21.004cm" svg:y2="11.395cm" draw:start-shape="id15" draw:start-glue-point="3" draw:end-shape="id6" draw:end-glue-point="1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initial-creator>kein keiner</meta:initial-creator>
    <meta:creation-date>2007-04-20T02:16:16</meta:creation-date>
    <dc:creator>kein keiner</dc:creator>
    <dc:date>2007-04-25T00:01:23</dc:date>
    <dc:language>de-DE</dc:language>
    <meta:editing-cycles>32</meta:editing-cycles>
    <meta:editing-duration>PT1H11M46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